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3.1244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2.245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327in" fo:break-before="auto" style:use-optimal-row-height="false"/>
    </style:style>
    <style:style style:name="ro4" style:family="table-row">
      <style:table-row-properties style:row-height="0.4583in" fo:break-before="auto" style:use-optimal-row-height="false"/>
    </style:style>
    <style:style style:name="ro5" style:family="table-row">
      <style:table-row-properties style:row-height="0.5102in" fo:break-before="auto" style:use-optimal-row-height="false"/>
    </style:style>
    <style:style style:name="ro6" style:family="table-row">
      <style:table-row-properties style:row-height="0.5846in" fo:break-before="auto" style:use-optimal-row-height="false"/>
    </style:style>
    <style:style style:name="ro7" style:family="table-row">
      <style:table-row-properties style:row-height="0.4291in" fo:break-before="auto" style:use-optimal-row-height="false"/>
    </style:style>
    <style:style style:name="ro8" style:family="table-row">
      <style:table-row-properties style:row-height="0.6138in" fo:break-before="auto" style:use-optimal-row-height="false"/>
    </style:style>
    <style:style style:name="ro9" style:family="table-row">
      <style:table-row-properties style:row-height="0.5693in" fo:break-before="auto" style:use-optimal-row-height="false"/>
    </style:style>
    <style:style style:name="ro10" style:family="table-row">
      <style:table-row-properties style:row-height="0.6362in" fo:break-before="auto" style:use-optimal-row-height="false"/>
    </style:style>
    <style:style style:name="ro11" style:family="table-row">
      <style:table-row-properties style:row-height="0.5547in" fo:break-before="auto" style:use-optimal-row-height="false"/>
    </style:style>
    <style:style style:name="ro12" style:family="table-row">
      <style:table-row-properties style:row-height="0.4807in" fo:break-before="auto" style:use-optimal-row-height="false"/>
    </style:style>
    <style:style style:name="ro13" style:family="table-row">
      <style:table-row-properties style:row-height="0.3327in" fo:break-before="auto" style:use-optimal-row-height="false"/>
    </style:style>
    <style:style style:name="ro14" style:family="table-row">
      <style:table-row-properties style:row-height="0.348in" fo:break-before="auto" style:use-optimal-row-height="false"/>
    </style:style>
    <style:style style:name="ro15" style:family="table-row">
      <style:table-row-properties style:row-height="0.4882in" fo:break-before="auto" style:use-optimal-row-height="false"/>
    </style:style>
    <style:style style:name="ro16" style:family="table-row">
      <style:table-row-properties style:row-height="0.6661in" fo:break-before="auto" style:use-optimal-row-height="false"/>
    </style:style>
    <style:style style:name="ro17" style:family="table-row">
      <style:table-row-properties style:row-height="0.5472in" fo:break-before="auto" style:use-optimal-row-height="false"/>
    </style:style>
    <style:style style:name="ro18" style:family="table-row">
      <style:table-row-properties style:row-height="0.4661in" fo:break-before="auto" style:use-optimal-row-height="false"/>
    </style:style>
    <style:style style:name="ro19" style:family="table-row">
      <style:table-row-properties style:row-height="0.5181in" fo:break-before="auto" style:use-optimal-row-height="false"/>
    </style:style>
    <style:style style:name="ro20" style:family="table-row">
      <style:table-row-properties style:row-height="0.2882in" fo:break-before="auto" style:use-optimal-row-height="false"/>
    </style:style>
    <style:style style:name="ro21" style:family="table-row">
      <style:table-row-properties style:row-height="0.2661in" fo:break-before="auto" style:use-optimal-row-height="false"/>
    </style:style>
    <style:style style:name="ro22" style:family="table-row">
      <style:table-row-properties style:row-height="0.3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esent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henStart</text:p>
          </table:table-cell>
          <table:table-cell office:value-type="string" calcext:value-type="string">
            <text:p>WhenEnd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Resume</text:p>
          </table:table-cell>
        </table:table-row>
        <table:table-row table:style-name="ro2">
          <table:table-cell office:value-type="string" calcext:value-type="string">
            <text:p>Serving Raspberry Pi in Your Ham Shack</text:p>
          </table:table-cell>
          <table:table-cell office:value-type="string" calcext:value-type="string">
            <text:p>Adding Raspberry Pis to control your radio and perform other tasks at your radio station.</text:p>
          </table:table-cell>
          <table:table-cell/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South Mountain Radio Amateur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rogramming Arduino Boards</text:p>
          </table:table-cell>
          <table:table-cell office:value-type="string" calcext:value-type="string">
            <text:p>Building a power meter to measure radio output using an Arduino board</text:p>
          </table:table-cell>
          <table:table-cell/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South Mountain Radio Amateurs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NVIS Antennas for Emergency Communication</text:p>
          </table:table-cell>
          <table:table-cell office:value-type="string" calcext:value-type="string">
            <text:p>How to make a Near Vertical Incident Skywave <text:s/>antenna for emergency communication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5">
          <table:table-cell office:value-type="string" calcext:value-type="string">
            <text:p>Introductions to Arduino Single Board Computers</text:p>
          </table:table-cell>
          <table:table-cell office:value-type="string" calcext:value-type="string">
            <text:p>Overview of single board computers for electronics projects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6">
          <table:table-cell office:value-type="string" calcext:value-type="string">
            <text:p>COVID-19 Trends</text:p>
          </table:table-cell>
          <table:table-cell office:value-type="string" calcext:value-type="string">
            <text:p>Custom presentations for several employer consortiums on how COVID-19 is impacting their members.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apital Blue Cross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 office:value-type="string" calcext:value-type="string">
            <text:p>Antenna Modeling Software</text:p>
          </table:table-cell>
          <table:table-cell office:value-type="string" calcext:value-type="string">
            <text:p>Using MMANA to model an antenna prototype and Python to measure and plot the actual performance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6">
          <table:table-cell office:value-type="string" calcext:value-type="string">
            <text:p>Vendor Contract Performance</text:p>
          </table:table-cell>
          <table:table-cell office:value-type="string" calcext:value-type="string">
            <text:p>Measuring member performance before and after engaging with a condition management vendor</text:p>
          </table:table-cell>
          <table:table-cell/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apital Blue Cross</text:p>
          </table:table-cell>
          <table:table-cell office:value-type="string" calcext:value-type="string">
            <text:p>Yes</text:p>
          </table:table-cell>
        </table:table-row>
        <table:table-row table:style-name="ro7">
          <table:table-cell office:value-type="string" calcext:value-type="string">
            <text:p>Solar Power for QRP Operations</text:p>
          </table:table-cell>
          <table:table-cell office:value-type="string" calcext:value-type="string">
            <text:p>How to use solar power for low-power (QRP) field excursions</text:p>
          </table:table-cell>
          <table:table-cell/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8">
          <table:table-cell office:value-type="string" calcext:value-type="string">
            <text:p>Software for Propagation Prediction</text:p>
          </table:table-cell>
          <table:table-cell office:value-type="string" calcext:value-type="string">
            <text:p>Websites and software packages to assist with predicting atmospheric propagation for radio waves</text:p>
          </table:table-cell>
          <table:table-cell/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9">
          <table:table-cell office:value-type="string" calcext:value-type="string">
            <text:p>Android Applications for Ham Radio</text:p>
          </table:table-cell>
          <table:table-cell office:value-type="string" calcext:value-type="string">
            <text:p>Handy applications for various radio related tasks</text:p>
          </table:table-cell>
          <table:table-cell/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10">
          <table:table-cell office:value-type="string" calcext:value-type="string">
            <text:p>Introduction to C and the Arduino IDE</text:p>
          </table:table-cell>
          <table:table-cell office:value-type="string" calcext:value-type="string">
            <text:p>C programming concepts and using the Arduino IDE to compile, debug, and upload code to the board</text:p>
          </table:table-cell>
          <table:table-cell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SMRA Special Projects Team</text:p>
          </table:table-cell>
          <table:table-cell/>
        </table:table-row>
        <table:table-row table:style-name="ro11">
          <table:table-cell office:value-type="string" calcext:value-type="string">
            <text:p>Cost of Care – Surgical Center Analysis</text:p>
          </table:table-cell>
          <table:table-cell office:value-type="string" calcext:value-type="string">
            <text:p>Review of surgical centers and patterns driving cost increases</text:p>
          </table:table-cell>
          <table:table-cell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2">
          <table:table-cell office:value-type="string" calcext:value-type="string">
            <text:p>Unix Tools for Impact Assessments</text:p>
          </table:table-cell>
          <table:table-cell office:value-type="string" calcext:value-type="string">
            <text:p>How to use grep and other tools for scanning source code repositories</text:p>
          </table:table-cell>
          <table:table-cell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2">
          <table:table-cell office:value-type="string" calcext:value-type="string">
            <text:p>Using Subverson for Version Control</text:p>
          </table:table-cell>
          <table:table-cell office:value-type="string" calcext:value-type="string">
            <text:p>Using Subversion for managing changes to SAS code</text:p>
          </table:table-cell>
          <table:table-cell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2">
          <table:table-cell office:value-type="string" calcext:value-type="string">
            <text:p>Using Linux in Your Ham Shack</text:p>
          </table:table-cell>
          <table:table-cell office:value-type="string" calcext:value-type="string">
            <text:p>How to use Linux Software for Ham Radio tasks</text:p>
          </table:table-cell>
          <table:table-cell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13">
          <table:table-cell office:value-type="string" calcext:value-type="string">
            <text:p>SQL ETL Techniques for SAS</text:p>
          </table:table-cell>
          <table:table-cell office:value-type="string" calcext:value-type="string">
            <text:p>SQL tips for doing ETL processes with SAS</text:p>
          </table:table-cell>
          <table:table-cell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">
          <table:table-cell office:value-type="string" calcext:value-type="string">
            <text:p>Geospatial Concepts</text:p>
          </table:table-cell>
          <table:table-cell office:value-type="string" calcext:value-type="string">
            <text:p>Overview of geospatial data for data analysis</text:p>
          </table:table-cell>
          <table:table-cell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Capital Blue Cross</text:p>
          </table:table-cell>
          <table:table-cell office:value-type="string" calcext:value-type="string">
            <text:p>Yes</text:p>
          </table:table-cell>
        </table:table-row>
        <table:table-row table:style-name="ro8">
          <table:table-cell office:value-type="string" calcext:value-type="string">
            <text:p>Emergency Department Utilization in Medically Underserviced Areas</text:p>
          </table:table-cell>
          <table:table-cell office:value-type="string" calcext:value-type="string">
            <text:p>Using geospatial tools to tag members living in HHS MUAs and test their emergency department utilization.</text:p>
          </table:table-cell>
          <table:table-cell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Blues Analytics Group</text:p>
          </table:table-cell>
          <table:table-cell office:value-type="string" calcext:value-type="string">
            <text:p>Yes</text:p>
          </table:table-cell>
        </table:table-row>
        <table:table-row table:style-name="ro14">
          <table:table-cell office:value-type="string" calcext:value-type="string">
            <text:p>Data Profiling using Atacama DQ Analyzer</text:p>
          </table:table-cell>
          <table:table-cell office:value-type="string" calcext:value-type="string">
            <text:p>Using DQ Analyzer to get an overview of new datasets</text:p>
          </table:table-cell>
          <table:table-cell/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5">
          <table:table-cell office:value-type="string" calcext:value-type="string">
            <text:p>Visualizing Flu Cases Using Maps</text:p>
          </table:table-cell>
          <table:table-cell office:value-type="string" calcext:value-type="string">
            <text:p>Prototype of how to show the progression of flu cases throughout Capital’s service area</text:p>
          </table:table-cell>
          <table:table-cell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6">
          <table:table-cell office:value-type="string" calcext:value-type="string">
            <text:p>SQL Concepts</text:p>
          </table:table-cell>
          <table:table-cell office:value-type="string" calcext:value-type="string">
            <text:p>Move merging and filtering steps into the Netezza appliance using better SQL techniques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0">
          <table:table-cell office:value-type="string" calcext:value-type="string">
            <text:p>Introduction to Aginity for Netezza</text:p>
          </table:table-cell>
          <table:table-cell office:value-type="string" calcext:value-type="string">
            <text:p>Introduction to writing SQL in Aginity (subsequently converted to an internal guide, with tips and shortcuts for new users)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7">
          <table:table-cell office:value-type="string" calcext:value-type="string">
            <text:p>Informatica Workflow Event Triggers</text:p>
          </table:table-cell>
          <table:table-cell office:value-type="string" calcext:value-type="string">
            <text:p>Using event triggers in workflows to change execution flow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2">
          <table:table-cell office:value-type="string" calcext:value-type="string">
            <text:p>Emailing Worksheets via Informatica</text:p>
          </table:table-cell>
          <table:table-cell office:value-type="string" calcext:value-type="string">
            <text:p>Creating and e-mailing worksheets using Informatica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8">
          <table:table-cell office:value-type="string" calcext:value-type="string">
            <text:p>Using Subversion with Informatica</text:p>
          </table:table-cell>
          <table:table-cell office:value-type="string" calcext:value-type="string">
            <text:p>Techniques to use version control software for Informatica workflows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2">
          <table:table-cell office:value-type="string" calcext:value-type="string">
            <text:p>Using Parallel Pipelines in Informatica</text:p>
          </table:table-cell>
          <table:table-cell office:value-type="string" calcext:value-type="string">
            <text:p>Improving throughput rates by using parallel processing in workflows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Capital Blue Cross</text:p>
          </table:table-cell>
          <table:table-cell office:value-type="string" calcext:value-type="string">
            <text:p>Yes</text:p>
          </table:table-cell>
        </table:table-row>
        <table:table-row table:style-name="ro19">
          <table:table-cell office:value-type="string" calcext:value-type="string">
            <text:p>Unix Scripting</text:p>
          </table:table-cell>
          <table:table-cell office:value-type="string" calcext:value-type="string">
            <text:p>Introduction to Unix concepts and scripting for automation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Capital Blue Cross</text:p>
          </table:table-cell>
          <table:table-cell office:value-type="string" calcext:value-type="string">
            <text:p>Yes</text:p>
          </table:table-cell>
        </table:table-row>
        <table:table-row table:style-name="ro7">
          <table:table-cell office:value-type="string" calcext:value-type="string">
            <text:p>Testing with DbFit</text:p>
          </table:table-cell>
          <table:table-cell office:value-type="string" calcext:value-type="string">
            <text:p>A utility allowing less technical staff to enter test cases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6"/>
          <table:table-cell office:value-type="string" calcext:value-type="string">
            <text:p>Harrisburg Java User Group</text:p>
          </table:table-cell>
          <table:table-cell/>
        </table:table-row>
        <table:table-row table:style-name="ro20">
          <table:table-cell office:value-type="string" calcext:value-type="string">
            <text:p>Creating JUnit Tests</text:p>
          </table:table-cell>
          <table:table-cell office:value-type="string" calcext:value-type="string">
            <text:p>Introduction to using unit testing for Java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21">
          <table:table-cell office:value-type="string" calcext:value-type="string">
            <text:p>Java Coding Techniques</text:p>
          </table:table-cell>
          <table:table-cell office:value-type="string" calcext:value-type="string">
            <text:p>General introduction to Java 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6"/>
          <table:table-cell office:value-type="string" calcext:value-type="string">
            <text:p>Capital Blue Cross</text:p>
          </table:table-cell>
          <table:table-cell/>
        </table:table-row>
        <table:table-row table:style-name="ro22">
          <table:table-cell office:value-type="string" calcext:value-type="string">
            <text:p>Accessing DB2 with SQLJ</text:p>
          </table:table-cell>
          <table:table-cell office:value-type="string" calcext:value-type="string">
            <text:p>Using DB2’s bind process with Java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Harrisburg Java User Group</text:p>
          </table:table-cell>
          <table:table-cell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3:Sheet1.F32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22:12:13.764457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2T12:27:47.577000375</dc:date>
    <meta:editing-duration>P4DT22H11M47S</meta:editing-duration>
    <meta:editing-cycles>19</meta:editing-cycles>
    <meta:generator>LibreOffice/6.4.7.2$Linux_X86_64 LibreOffice_project/40$Build-2</meta:generator>
    <meta:document-statistic meta:table-count="1" meta:cell-count="139" meta:object-count="0"/>
  </office:meta>
</office:document-meta>
</file>